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eeeeee" draw:textarea-horizontal-align="justify" draw:textarea-vertical-align="middle" draw:auto-grow-height="false" fo:min-height="2.052cm" fo:min-width="21.026cm"/>
    </style:style>
    <style:style style:name="gr2" style:family="graphic" style:parent-style-name="standard">
      <style:graphic-properties svg:stroke-color="#ff0000" draw:textarea-horizontal-align="justify" draw:textarea-vertical-align="middle" draw:auto-grow-height="false" fo:min-height="0.709cm" fo:min-width="1.845cm"/>
    </style:style>
    <style:style style:name="P1" style:family="paragraph">
      <style:paragraph-properties fo:text-align="center"/>
      <style:text-properties fo:font-size="10.6000003814697pt"/>
    </style:style>
    <style:style style:name="P2" style:family="paragraph">
      <loext:graphic-properties draw:fill-color="#eeeeee"/>
      <style:paragraph-properties fo:text-align="center"/>
      <style:text-properties fo:font-size="10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26cm" svg:height="2.302cm" svg:x="3.354cm" svg:y="17.592cm">
          <text:p text:style-name="P1">Data Store (Relation Database, <text:s/>data files, images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45cm" svg:height="0.959cm" svg:x="3.354cm" svg:y="15.866cm">
          <text:p text:style-name="P1">Websit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0T10:29:23.869409363</meta:creation-date>
    <dc:date>2017-09-10T13:55:03.719336702</dc:date>
    <meta:editing-duration>PT3H10M9S</meta:editing-duration>
    <meta:editing-cycles>1</meta:editing-cycles>
    <meta:document-statistic meta:object-count="2"/>
    <meta:generator>LibreOffice/5.3.6.1$Linux_x86 LibreOffice_project/30$Build-1</meta:generator>
  </office:meta>
</office:document-meta>
</file>